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4144" officeooo:paragraph-rsid="0005325a"/>
    </style:style>
    <style:style style:name="P2" style:family="paragraph" style:parent-style-name="Standard">
      <style:text-properties officeooo:rsid="0005325a" officeooo:paragraph-rsid="0005325a"/>
    </style:style>
    <style:style style:name="P3" style:family="paragraph" style:parent-style-name="Standard">
      <style:text-properties officeooo:rsid="00034144" officeooo:paragraph-rsid="0005325a"/>
    </style:style>
    <style:style style:name="P4" style:family="paragraph" style:parent-style-name="Standard">
      <style:text-properties officeooo:rsid="00034144" officeooo:paragraph-rsid="000440fb"/>
    </style:style>
    <style:style style:name="P5" style:family="paragraph" style:parent-style-name="Standard">
      <style:text-properties officeooo:rsid="00034144" officeooo:paragraph-rsid="00042bcb"/>
    </style:style>
    <style:style style:name="P6" style:family="paragraph" style:parent-style-name="Standard">
      <style:text-properties officeooo:rsid="000647fc" officeooo:paragraph-rsid="000647fc"/>
    </style:style>
    <style:style style:name="P7" style:family="paragraph" style:parent-style-name="Standard" style:list-style-name="L2">
      <style:text-properties officeooo:rsid="000647fc" officeooo:paragraph-rsid="000647fc"/>
    </style:style>
    <style:style style:name="T1" style:family="text">
      <style:text-properties officeooo:rsid="00042bcb"/>
    </style:style>
    <style:style style:name="T2" style:family="text">
      <style:text-properties officeooo:rsid="0005d23b"/>
    </style:style>
    <style:style style:name="T3" style:family="text">
      <style:text-properties officeooo:rsid="000647fc"/>
    </style:style>
    <style:style style:name="T4" style:family="text">
      <style:text-properties officeooo:rsid="00064b88"/>
    </style:style>
    <style:style style:name="T5" style:family="text">
      <style:text-properties officeooo:rsid="000700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Coding-Team <text:span text:style-name="T5">25</text:span>.6.2018<text:line-break/>--------------------------------<text:line-break/></text:p>
      <text:p text:style-name="P6">Ausstehend:</text:p>
      <text:list xml:id="list4104058896" text:style-name="L2">
        <text:list-item>
          <text:p text:style-name="P7">OnHover – Selection</text:p>
        </text:list-item>
        <text:list-item>
          <text:p text:style-name="P7">Steinen direkt Wert zuweisen</text:p>
        </text:list-item>
      </text:list>
      <text:p text:style-name="P5"><text:line-break/>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5:06:40.561000000</meta:creation-date>
    <dc:date>2018-06-25T15:17:22.081000000</dc:date>
    <meta:editing-duration>PT15M31S</meta:editing-duration>
    <meta:editing-cycles>4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5" meta:word-count="13" meta:character-count="130" meta:non-whitespace-character-count="116"/>
  </office:meta>
</office:document-meta>
</file>